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jendra_nagar2</text:p>
          </table:table-cell>
          <table:table-cell office:value-type="string" calcext:value-type="string">
            <text:p>Rajendra_nagar1</text:p>
          </table:table-cell>
          <table:table-cell office:value-type="string" calcext:value-type="string">
            <text:p>Bademakan</text:p>
          </table:table-cell>
          <table:table-cell office:value-type="string" calcext:value-type="string">
            <text:p>Kesare</text:p>
          </table:table-cell>
          <table:table-cell office:value-type="string" calcext:value-type="string">
            <text:p>Rajiv_nagar_II</text:p>
          </table:table-cell>
          <table:table-cell office:value-type="string" calcext:value-type="string">
            <text:p>Veeranageeri</text:p>
          </table:table-cell>
          <table:table-cell office:value-type="string" calcext:value-type="string">
            <text:p>NR_mohalla2</text:p>
          </table:table-cell>
          <table:table-cell office:value-type="string" calcext:value-type="string">
            <text:p>NR_mohalla1</text:p>
          </table:table-cell>
          <table:table-cell office:value-type="string" calcext:value-type="string">
            <text:p>Rajiv_nagar_I</text:p>
          </table:table-cell>
          <table:table-cell office:value-type="string" calcext:value-type="string">
            <text:p>Tippu_park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45.112179" calcext:value-type="float">
            <text:p>45.112179</text:p>
          </table:table-cell>
          <table:table-cell office:value-type="float" office:value="45.278175" calcext:value-type="float">
            <text:p>45.278175</text:p>
          </table:table-cell>
          <table:table-cell office:value-type="float" office:value="47.045631" calcext:value-type="float">
            <text:p>47.045631</text:p>
          </table:table-cell>
          <table:table-cell office:value-type="float" office:value="46.296345" calcext:value-type="float">
            <text:p>46.296345</text:p>
          </table:table-cell>
          <table:table-cell office:value-type="float" office:value="46.105991" calcext:value-type="float">
            <text:p>46.105991</text:p>
          </table:table-cell>
          <table:table-cell office:value-type="float" office:value="48.038769" calcext:value-type="float">
            <text:p>48.038769</text:p>
          </table:table-cell>
          <table:table-cell office:value-type="float" office:value="42.22155" calcext:value-type="float">
            <text:p>42.22155</text:p>
          </table:table-cell>
          <table:table-cell office:value-type="float" office:value="48.029671" calcext:value-type="float">
            <text:p>48.029671</text:p>
          </table:table-cell>
          <table:table-cell office:value-type="float" office:value="45.51321" calcext:value-type="float">
            <text:p>45.51321</text:p>
          </table:table-cell>
          <table:table-cell office:value-type="float" office:value="47.807407" calcext:value-type="float">
            <text:p>47.807407</text:p>
          </table:table-cell>
          <table:table-cell office:value-type="float" office:value="44.787579" calcext:value-type="float">
            <text:p>44.787579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49.931187" calcext:value-type="float">
            <text:p>49.93118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18.076805" calcext:value-type="float">
            <text:p>118.076805</text:p>
          </table:table-cell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office:value-type="float" office:value="53.194584" calcext:value-type="float">
            <text:p>53.194584</text:p>
          </table:table-cell>
          <table:table-cell office:value-type="float" office:value="55.645916" calcext:value-type="float">
            <text:p>55.645916</text:p>
          </table:table-cell>
          <table:table-cell office:value-type="float" office:value="56.713139" calcext:value-type="float">
            <text:p>56.713139</text:p>
          </table:table-cell>
          <table:table-cell office:value-type="float" office:value="55.840652" calcext:value-type="float">
            <text:p>55.840652</text:p>
          </table:table-cell>
          <table:table-cell office:value-type="float" office:value="55.726288" calcext:value-type="float">
            <text:p>55.726288</text:p>
          </table:table-cell>
          <table:table-cell office:value-type="float" office:value="57.372074" calcext:value-type="float">
            <text:p>57.372074</text:p>
          </table:table-cell>
          <table:table-cell office:value-type="float" office:value="53.694252" calcext:value-type="float">
            <text:p>53.694252</text:p>
          </table:table-cell>
          <table:table-cell office:value-type="float" office:value="50.515186" calcext:value-type="float">
            <text:p>50.515186</text:p>
          </table:table-cell>
          <table:table-cell office:value-type="float" office:value="61.262081" calcext:value-type="float">
            <text:p>61.262081</text:p>
          </table:table-cell>
          <table:table-cell office:value-type="float" office:value="56.095104" calcext:value-type="float">
            <text:p>56.095104</text:p>
          </table:table-cell>
          <table:table-cell office:value-type="float" office:value="55.56741" calcext:value-type="float">
            <text:p>55.56741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9.043366" calcext:value-type="float">
            <text:p>9.043366</text:p>
          </table:table-cell>
          <table:table-cell office:value-type="float" office:value="49.931187" calcext:value-type="float">
            <text:p>49.93118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18.076805" calcext:value-type="float">
            <text:p>118.076805</text:p>
          </table:table-cell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float" office:value="80.113045" calcext:value-type="float">
            <text:p>80.113045</text:p>
          </table:table-cell>
          <table:table-cell office:value-type="float" office:value="65.538048" calcext:value-type="float">
            <text:p>65.538048</text:p>
          </table:table-cell>
          <table:table-cell office:value-type="float" office:value="64.409737" calcext:value-type="float">
            <text:p>64.409737</text:p>
          </table:table-cell>
          <table:table-cell office:value-type="float" office:value="62.729191" calcext:value-type="float">
            <text:p>62.729191</text:p>
          </table:table-cell>
          <table:table-cell office:value-type="float" office:value="64.028877" calcext:value-type="float">
            <text:p>64.028877</text:p>
          </table:table-cell>
          <table:table-cell office:value-type="float" office:value="63.033073" calcext:value-type="float">
            <text:p>63.033073</text:p>
          </table:table-cell>
          <table:table-cell office:value-type="float" office:value="71.420898" calcext:value-type="float">
            <text:p>71.420898</text:p>
          </table:table-cell>
          <table:table-cell office:value-type="float" office:value="67.069717" calcext:value-type="float">
            <text:p>67.069717</text:p>
          </table:table-cell>
          <table:table-cell office:value-type="float" office:value="60.407982" calcext:value-type="float">
            <text:p>60.407982</text:p>
          </table:table-cell>
          <table:table-cell office:value-type="float" office:value="64.382805" calcext:value-type="float">
            <text:p>64.382805</text:p>
          </table:table-cell>
          <table:table-cell office:value-type="float" office:value="66.480293" calcext:value-type="float">
            <text:p>66.480293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49.931187" calcext:value-type="float">
            <text:p>49.93118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03H00M00S" calcext:value-type="time">
            <text:p>03:00:00</text:p>
          </table:table-cell>
          <table:table-cell office:value-type="float" office:value="89.198555" calcext:value-type="float">
            <text:p>89.198555</text:p>
          </table:table-cell>
          <table:table-cell office:value-type="float" office:value="75.641403" calcext:value-type="float">
            <text:p>75.641403</text:p>
          </table:table-cell>
          <table:table-cell office:value-type="float" office:value="73.801331" calcext:value-type="float">
            <text:p>73.801331</text:p>
          </table:table-cell>
          <table:table-cell office:value-type="float" office:value="72.118988" calcext:value-type="float">
            <text:p>72.118988</text:p>
          </table:table-cell>
          <table:table-cell office:value-type="float" office:value="73.826363" calcext:value-type="float">
            <text:p>73.826363</text:p>
          </table:table-cell>
          <table:table-cell office:value-type="float" office:value="72.094307" calcext:value-type="float">
            <text:p>72.094307</text:p>
          </table:table-cell>
          <table:table-cell office:value-type="float" office:value="83.934166" calcext:value-type="float">
            <text:p>83.934166</text:p>
          </table:table-cell>
          <table:table-cell office:value-type="float" office:value="78.733047" calcext:value-type="float">
            <text:p>78.733047</text:p>
          </table:table-cell>
          <table:table-cell office:value-type="float" office:value="74.5056" calcext:value-type="float">
            <text:p>74.5056</text:p>
          </table:table-cell>
          <table:table-cell office:value-type="float" office:value="72.122246" calcext:value-type="float">
            <text:p>72.122246</text:p>
          </table:table-cell>
          <table:table-cell office:value-type="float" office:value="76.809418" calcext:value-type="float">
            <text:p>76.809418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08.741257" calcext:value-type="float">
            <text:p>108.741257</text:p>
          </table:table-cell>
        </table:table-row>
        <table:table-row table:style-name="ro1">
          <table:table-cell office:value-type="time" office:time-value="PT04H00M00S" calcext:value-type="time">
            <text:p>04:00:00</text:p>
          </table:table-cell>
          <table:table-cell office:value-type="float" office:value="97.44809" calcext:value-type="float">
            <text:p>97.44809</text:p>
          </table:table-cell>
          <table:table-cell office:value-type="float" office:value="85.316231" calcext:value-type="float">
            <text:p>85.316231</text:p>
          </table:table-cell>
          <table:table-cell office:value-type="float" office:value="82.46653" calcext:value-type="float">
            <text:p>82.46653</text:p>
          </table:table-cell>
          <table:table-cell office:value-type="float" office:value="78.564705" calcext:value-type="float">
            <text:p>78.564705</text:p>
          </table:table-cell>
          <table:table-cell office:value-type="float" office:value="82.684158" calcext:value-type="float">
            <text:p>82.684158</text:p>
          </table:table-cell>
          <table:table-cell office:value-type="float" office:value="80.082832" calcext:value-type="float">
            <text:p>80.082832</text:p>
          </table:table-cell>
          <table:table-cell office:value-type="float" office:value="89.644508" calcext:value-type="float">
            <text:p>89.644508</text:p>
          </table:table-cell>
          <table:table-cell office:value-type="float" office:value="84.82132" calcext:value-type="float">
            <text:p>84.82132</text:p>
          </table:table-cell>
          <table:table-cell office:value-type="float" office:value="89.015434" calcext:value-type="float">
            <text:p>89.015434</text:p>
          </table:table-cell>
          <table:table-cell office:value-type="float" office:value="86.254715" calcext:value-type="float">
            <text:p>86.254715</text:p>
          </table:table-cell>
          <table:table-cell office:value-type="float" office:value="87.430763" calcext:value-type="float">
            <text:p>87.430763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05H00M00S" calcext:value-type="time">
            <text:p>05:00:00</text:p>
          </table:table-cell>
          <table:table-cell office:value-type="float" office:value="104.157066" calcext:value-type="float">
            <text:p>104.157066</text:p>
          </table:table-cell>
          <table:table-cell office:value-type="float" office:value="92.371704" calcext:value-type="float">
            <text:p>92.371704</text:p>
          </table:table-cell>
          <table:table-cell office:value-type="float" office:value="88.386246" calcext:value-type="float">
            <text:p>88.386246</text:p>
          </table:table-cell>
          <table:table-cell office:value-type="float" office:value="80.33326" calcext:value-type="float">
            <text:p>80.33326</text:p>
          </table:table-cell>
          <table:table-cell office:value-type="float" office:value="88.552277" calcext:value-type="float">
            <text:p>88.552277</text:p>
          </table:table-cell>
          <table:table-cell office:value-type="float" office:value="85.077293" calcext:value-type="float">
            <text:p>85.077293</text:p>
          </table:table-cell>
          <table:table-cell office:value-type="float" office:value="100.671036" calcext:value-type="float">
            <text:p>100.671036</text:p>
          </table:table-cell>
          <table:table-cell office:value-type="float" office:value="95.139877" calcext:value-type="float">
            <text:p>95.139877</text:p>
          </table:table-cell>
          <table:table-cell office:value-type="float" office:value="99.274315" calcext:value-type="float">
            <text:p>99.274315</text:p>
          </table:table-cell>
          <table:table-cell office:value-type="float" office:value="96.484467" calcext:value-type="float">
            <text:p>96.484467</text:p>
          </table:table-cell>
          <table:table-cell office:value-type="float" office:value="95.172485" calcext:value-type="float">
            <text:p>95.172485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06H00M00S" calcext:value-type="time">
            <text:p>06:00:00</text:p>
          </table:table-cell>
          <table:table-cell office:value-type="float" office:value="106.808517" calcext:value-type="float">
            <text:p>106.808517</text:p>
          </table:table-cell>
          <table:table-cell office:value-type="float" office:value="92.507973" calcext:value-type="float">
            <text:p>92.507973</text:p>
          </table:table-cell>
          <table:table-cell office:value-type="float" office:value="87.969177" calcext:value-type="float">
            <text:p>87.969177</text:p>
          </table:table-cell>
          <table:table-cell office:value-type="float" office:value="73.204308" calcext:value-type="float">
            <text:p>73.204308</text:p>
          </table:table-cell>
          <table:table-cell office:value-type="float" office:value="87.875313" calcext:value-type="float">
            <text:p>87.875313</text:p>
          </table:table-cell>
          <table:table-cell office:value-type="float" office:value="84.131706" calcext:value-type="float">
            <text:p>84.131706</text:p>
          </table:table-cell>
          <table:table-cell office:value-type="float" office:value="103.891838" calcext:value-type="float">
            <text:p>103.891838</text:p>
          </table:table-cell>
          <table:table-cell office:value-type="float" office:value="98.113365" calcext:value-type="float">
            <text:p>98.113365</text:p>
          </table:table-cell>
          <table:table-cell office:value-type="float" office:value="99.763443" calcext:value-type="float">
            <text:p>99.763443</text:p>
          </table:table-cell>
          <table:table-cell office:value-type="float" office:value="95.99498" calcext:value-type="float">
            <text:p>95.99498</text:p>
          </table:table-cell>
          <table:table-cell office:value-type="float" office:value="95.696327" calcext:value-type="float">
            <text:p>95.696327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109.319542" calcext:value-type="float">
            <text:p>109.319542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70.560699" calcext:value-type="float">
            <text:p>170.560699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office:value-type="float" office:value="96.032928" calcext:value-type="float">
            <text:p>96.032928</text:p>
          </table:table-cell>
          <table:table-cell office:value-type="float" office:value="80.061897" calcext:value-type="float">
            <text:p>80.061897</text:p>
          </table:table-cell>
          <table:table-cell office:value-type="float" office:value="76.834679" calcext:value-type="float">
            <text:p>76.834679</text:p>
          </table:table-cell>
          <table:table-cell office:value-type="float" office:value="58.946449" calcext:value-type="float">
            <text:p>58.946449</text:p>
          </table:table-cell>
          <table:table-cell office:value-type="float" office:value="74.798714" calcext:value-type="float">
            <text:p>74.798714</text:p>
          </table:table-cell>
          <table:table-cell office:value-type="float" office:value="73.616997" calcext:value-type="float">
            <text:p>73.616997</text:p>
          </table:table-cell>
          <table:table-cell office:value-type="float" office:value="91.575958" calcext:value-type="float">
            <text:p>91.575958</text:p>
          </table:table-cell>
          <table:table-cell office:value-type="float" office:value="89.572685" calcext:value-type="float">
            <text:p>89.572685</text:p>
          </table:table-cell>
          <table:table-cell office:value-type="float" office:value="81.38208" calcext:value-type="float">
            <text:p>81.38208</text:p>
          </table:table-cell>
          <table:table-cell office:value-type="float" office:value="83.711548" calcext:value-type="float">
            <text:p>83.711548</text:p>
          </table:table-cell>
          <table:table-cell office:value-type="float" office:value="83.311249" calcext:value-type="float">
            <text:p>83.311249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89.143112" calcext:value-type="float">
            <text:p>89.143112</text:p>
          </table:table-cell>
          <table:table-cell office:value-type="float" office:value="109.319542" calcext:value-type="float">
            <text:p>109.319542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80.658066" calcext:value-type="float">
            <text:p>80.658066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70.560699" calcext:value-type="float">
            <text:p>170.560699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office:value-type="float" office:value="69.90963" calcext:value-type="float">
            <text:p>69.90963</text:p>
          </table:table-cell>
          <table:table-cell office:value-type="float" office:value="60.357716" calcext:value-type="float">
            <text:p>60.357716</text:p>
          </table:table-cell>
          <table:table-cell office:value-type="float" office:value="59.496792" calcext:value-type="float">
            <text:p>59.496792</text:p>
          </table:table-cell>
          <table:table-cell office:value-type="float" office:value="70.50489" calcext:value-type="float">
            <text:p>70.50489</text:p>
          </table:table-cell>
          <table:table-cell office:value-type="float" office:value="60.376968" calcext:value-type="float">
            <text:p>60.376968</text:p>
          </table:table-cell>
          <table:table-cell office:value-type="float" office:value="57.374828" calcext:value-type="float">
            <text:p>57.374828</text:p>
          </table:table-cell>
          <table:table-cell office:value-type="float" office:value="66.783745" calcext:value-type="float">
            <text:p>66.783745</text:p>
          </table:table-cell>
          <table:table-cell office:value-type="float" office:value="63.394474" calcext:value-type="float">
            <text:p>63.394474</text:p>
          </table:table-cell>
          <table:table-cell office:value-type="float" office:value="62.022091" calcext:value-type="float">
            <text:p>62.022091</text:p>
          </table:table-cell>
          <table:table-cell office:value-type="float" office:value="61.627625" calcext:value-type="float">
            <text:p>61.627625</text:p>
          </table:table-cell>
          <table:table-cell office:value-type="float" office:value="61.741848" calcext:value-type="float">
            <text:p>61.741848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89.143112" calcext:value-type="float">
            <text:p>89.143112</text:p>
          </table:table-cell>
          <table:table-cell office:value-type="float" office:value="109.319542" calcext:value-type="float">
            <text:p>109.319542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70.560699" calcext:value-type="float">
            <text:p>170.560699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office:value-type="float" office:value="55.759197" calcext:value-type="float">
            <text:p>55.759197</text:p>
          </table:table-cell>
          <table:table-cell office:value-type="float" office:value="41.795834" calcext:value-type="float">
            <text:p>41.795834</text:p>
          </table:table-cell>
          <table:table-cell office:value-type="float" office:value="42.818069" calcext:value-type="float">
            <text:p>42.818069</text:p>
          </table:table-cell>
          <table:table-cell office:value-type="float" office:value="52.682587" calcext:value-type="float">
            <text:p>52.682587</text:p>
          </table:table-cell>
          <table:table-cell office:value-type="float" office:value="41.454781" calcext:value-type="float">
            <text:p>41.454781</text:p>
          </table:table-cell>
          <table:table-cell office:value-type="float" office:value="41.714348" calcext:value-type="float">
            <text:p>41.714348</text:p>
          </table:table-cell>
          <table:table-cell office:value-type="float" office:value="42.344013" calcext:value-type="float">
            <text:p>42.344013</text:p>
          </table:table-cell>
          <table:table-cell office:value-type="float" office:value="38.192726" calcext:value-type="float">
            <text:p>38.192726</text:p>
          </table:table-cell>
          <table:table-cell office:value-type="float" office:value="43.11198" calcext:value-type="float">
            <text:p>43.11198</text:p>
          </table:table-cell>
          <table:table-cell office:value-type="float" office:value="40.428776" calcext:value-type="float">
            <text:p>40.428776</text:p>
          </table:table-cell>
          <table:table-cell office:value-type="float" office:value="40.396896" calcext:value-type="float">
            <text:p>40.396896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109.319542" calcext:value-type="float">
            <text:p>109.319542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70.560699" calcext:value-type="float">
            <text:p>170.560699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office:value-type="float" office:value="42.031345" calcext:value-type="float">
            <text:p>42.031345</text:p>
          </table:table-cell>
          <table:table-cell office:value-type="float" office:value="29.62653" calcext:value-type="float">
            <text:p>29.62653</text:p>
          </table:table-cell>
          <table:table-cell office:value-type="float" office:value="31.520168" calcext:value-type="float">
            <text:p>31.520168</text:p>
          </table:table-cell>
          <table:table-cell office:value-type="float" office:value="38.424728" calcext:value-type="float">
            <text:p>38.424728</text:p>
          </table:table-cell>
          <table:table-cell office:value-type="float" office:value="29.158205" calcext:value-type="float">
            <text:p>29.158205</text:p>
          </table:table-cell>
          <table:table-cell office:value-type="float" office:value="30.815832" calcext:value-type="float">
            <text:p>30.815832</text:p>
          </table:table-cell>
          <table:table-cell office:value-type="float" office:value="30.991865" calcext:value-type="float">
            <text:p>30.991865</text:p>
          </table:table-cell>
          <table:table-cell office:value-type="float" office:value="29.748623" calcext:value-type="float">
            <text:p>29.748623</text:p>
          </table:table-cell>
          <table:table-cell office:value-type="float" office:value="25.850561" calcext:value-type="float">
            <text:p>25.850561</text:p>
          </table:table-cell>
          <table:table-cell office:value-type="float" office:value="28.778769" calcext:value-type="float">
            <text:p>28.778769</text:p>
          </table:table-cell>
          <table:table-cell office:value-type="float" office:value="28.346876" calcext:value-type="float">
            <text:p>28.346876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office:value-type="float" office:value="43.460583" calcext:value-type="float">
            <text:p>43.460583</text:p>
          </table:table-cell>
          <table:table-cell office:value-type="float" office:value="29.986921" calcext:value-type="float">
            <text:p>29.986921</text:p>
          </table:table-cell>
          <table:table-cell office:value-type="float" office:value="30.57135" calcext:value-type="float">
            <text:p>30.57135</text:p>
          </table:table-cell>
          <table:table-cell office:value-type="float" office:value="31.63732" calcext:value-type="float">
            <text:p>31.63732</text:p>
          </table:table-cell>
          <table:table-cell office:value-type="float" office:value="28.706831" calcext:value-type="float">
            <text:p>28.706831</text:p>
          </table:table-cell>
          <table:table-cell office:value-type="float" office:value="28.877827" calcext:value-type="float">
            <text:p>28.877827</text:p>
          </table:table-cell>
          <table:table-cell office:value-type="float" office:value="34.105251" calcext:value-type="float">
            <text:p>34.105251</text:p>
          </table:table-cell>
          <table:table-cell office:value-type="float" office:value="31.379562" calcext:value-type="float">
            <text:p>31.379562</text:p>
          </table:table-cell>
          <table:table-cell office:value-type="float" office:value="27.679657" calcext:value-type="float">
            <text:p>27.679657</text:p>
          </table:table-cell>
          <table:table-cell office:value-type="float" office:value="29.206543" calcext:value-type="float">
            <text:p>29.206543</text:p>
          </table:table-cell>
          <table:table-cell office:value-type="float" office:value="29.055593" calcext:value-type="float">
            <text:p>29.055593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office:value-type="float" office:value="42.977245" calcext:value-type="float">
            <text:p>42.977245</text:p>
          </table:table-cell>
          <table:table-cell office:value-type="float" office:value="30.135706" calcext:value-type="float">
            <text:p>30.135706</text:p>
          </table:table-cell>
          <table:table-cell office:value-type="float" office:value="30.029568" calcext:value-type="float">
            <text:p>30.029568</text:p>
          </table:table-cell>
          <table:table-cell office:value-type="float" office:value="28.714304" calcext:value-type="float">
            <text:p>28.714304</text:p>
          </table:table-cell>
          <table:table-cell office:value-type="float" office:value="28.656624" calcext:value-type="float">
            <text:p>28.656624</text:p>
          </table:table-cell>
          <table:table-cell office:value-type="float" office:value="27.915157" calcext:value-type="float">
            <text:p>27.915157</text:p>
          </table:table-cell>
          <table:table-cell office:value-type="float" office:value="33.775333" calcext:value-type="float">
            <text:p>33.775333</text:p>
          </table:table-cell>
          <table:table-cell office:value-type="float" office:value="33.164318" calcext:value-type="float">
            <text:p>33.164318</text:p>
          </table:table-cell>
          <table:table-cell office:value-type="float" office:value="29.481361" calcext:value-type="float">
            <text:p>29.481361</text:p>
          </table:table-cell>
          <table:table-cell office:value-type="float" office:value="29.259697" calcext:value-type="float">
            <text:p>29.259697</text:p>
          </table:table-cell>
          <table:table-cell office:value-type="float" office:value="30.438377" calcext:value-type="float">
            <text:p>30.438377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office:value-type="float" office:value="45.021519" calcext:value-type="float">
            <text:p>45.021519</text:p>
          </table:table-cell>
          <table:table-cell office:value-type="float" office:value="32.611721" calcext:value-type="float">
            <text:p>32.611721</text:p>
          </table:table-cell>
          <table:table-cell office:value-type="float" office:value="31.665045" calcext:value-type="float">
            <text:p>31.665045</text:p>
          </table:table-cell>
          <table:table-cell office:value-type="float" office:value="29.081108" calcext:value-type="float">
            <text:p>29.081108</text:p>
          </table:table-cell>
          <table:table-cell office:value-type="float" office:value="30.734426" calcext:value-type="float">
            <text:p>30.734426</text:p>
          </table:table-cell>
          <table:table-cell office:value-type="float" office:value="29.15292" calcext:value-type="float">
            <text:p>29.15292</text:p>
          </table:table-cell>
          <table:table-cell office:value-type="float" office:value="37.943695" calcext:value-type="float">
            <text:p>37.943695</text:p>
          </table:table-cell>
          <table:table-cell office:value-type="float" office:value="36.339592" calcext:value-type="float">
            <text:p>36.339592</text:p>
          </table:table-cell>
          <table:table-cell office:value-type="float" office:value="33.361694" calcext:value-type="float">
            <text:p>33.361694</text:p>
          </table:table-cell>
          <table:table-cell office:value-type="float" office:value="32.686543" calcext:value-type="float">
            <text:p>32.686543</text:p>
          </table:table-cell>
          <table:table-cell office:value-type="float" office:value="33.363701" calcext:value-type="float">
            <text:p>33.363701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office:value-type="float" office:value="47.264305" calcext:value-type="float">
            <text:p>47.264305</text:p>
          </table:table-cell>
          <table:table-cell office:value-type="float" office:value="35.063763" calcext:value-type="float">
            <text:p>35.063763</text:p>
          </table:table-cell>
          <table:table-cell office:value-type="float" office:value="33.549103" calcext:value-type="float">
            <text:p>33.549103</text:p>
          </table:table-cell>
          <table:table-cell office:value-type="float" office:value="30.462166" calcext:value-type="float">
            <text:p>30.462166</text:p>
          </table:table-cell>
          <table:table-cell office:value-type="float" office:value="33.097702" calcext:value-type="float">
            <text:p>33.097702</text:p>
          </table:table-cell>
          <table:table-cell office:value-type="float" office:value="30.807291" calcext:value-type="float">
            <text:p>30.807291</text:p>
          </table:table-cell>
          <table:table-cell office:value-type="float" office:value="41.200829" calcext:value-type="float">
            <text:p>41.200829</text:p>
          </table:table-cell>
          <table:table-cell office:value-type="float" office:value="39.039745" calcext:value-type="float">
            <text:p>39.039745</text:p>
          </table:table-cell>
          <table:table-cell office:value-type="float" office:value="36.754562" calcext:value-type="float">
            <text:p>36.754562</text:p>
          </table:table-cell>
          <table:table-cell office:value-type="float" office:value="35.887032" calcext:value-type="float">
            <text:p>35.887032</text:p>
          </table:table-cell>
          <table:table-cell office:value-type="float" office:value="36.076576" calcext:value-type="float">
            <text:p>36.076576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office:value-type="float" office:value="48.192574" calcext:value-type="float">
            <text:p>48.192574</text:p>
          </table:table-cell>
          <table:table-cell office:value-type="float" office:value="35.07214" calcext:value-type="float">
            <text:p>35.07214</text:p>
          </table:table-cell>
          <table:table-cell office:value-type="float" office:value="33.652721" calcext:value-type="float">
            <text:p>33.652721</text:p>
          </table:table-cell>
          <table:table-cell office:value-type="float" office:value="31.705791" calcext:value-type="float">
            <text:p>31.705791</text:p>
          </table:table-cell>
          <table:table-cell office:value-type="float" office:value="33.569576" calcext:value-type="float">
            <text:p>33.569576</text:p>
          </table:table-cell>
          <table:table-cell office:value-type="float" office:value="31.309355" calcext:value-type="float">
            <text:p>31.309355</text:p>
          </table:table-cell>
          <table:table-cell office:value-type="float" office:value="40.304256" calcext:value-type="float">
            <text:p>40.304256</text:p>
          </table:table-cell>
          <table:table-cell office:value-type="float" office:value="37.995857" calcext:value-type="float">
            <text:p>37.995857</text:p>
          </table:table-cell>
          <table:table-cell office:value-type="float" office:value="35.948021" calcext:value-type="float">
            <text:p>35.948021</text:p>
          </table:table-cell>
          <table:table-cell office:value-type="float" office:value="35.256622" calcext:value-type="float">
            <text:p>35.256622</text:p>
          </table:table-cell>
          <table:table-cell office:value-type="float" office:value="36.025444" calcext:value-type="float">
            <text:p>36.025444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office:value-type="float" office:value="52.332699" calcext:value-type="float">
            <text:p>52.332699</text:p>
          </table:table-cell>
          <table:table-cell office:value-type="float" office:value="39.755116" calcext:value-type="float">
            <text:p>39.755116</text:p>
          </table:table-cell>
          <table:table-cell office:value-type="float" office:value="37.533371" calcext:value-type="float">
            <text:p>37.533371</text:p>
          </table:table-cell>
          <table:table-cell office:value-type="float" office:value="35.172878" calcext:value-type="float">
            <text:p>35.172878</text:p>
          </table:table-cell>
          <table:table-cell office:value-type="float" office:value="37.772209" calcext:value-type="float">
            <text:p>37.772209</text:p>
          </table:table-cell>
          <table:table-cell office:value-type="float" office:value="34.599678" calcext:value-type="float">
            <text:p>34.599678</text:p>
          </table:table-cell>
          <table:table-cell office:value-type="float" office:value="46.67392" calcext:value-type="float">
            <text:p>46.67392</text:p>
          </table:table-cell>
          <table:table-cell office:value-type="float" office:value="43.429245" calcext:value-type="float">
            <text:p>43.429245</text:p>
          </table:table-cell>
          <table:table-cell office:value-type="float" office:value="42.884499" calcext:value-type="float">
            <text:p>42.884499</text:p>
          </table:table-cell>
          <table:table-cell office:value-type="float" office:value="42.127247" calcext:value-type="float">
            <text:p>42.127247</text:p>
          </table:table-cell>
          <table:table-cell office:value-type="float" office:value="41.046368" calcext:value-type="float">
            <text:p>41.046368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office:value-type="float" office:value="54.693024" calcext:value-type="float">
            <text:p>54.693024</text:p>
          </table:table-cell>
          <table:table-cell office:value-type="float" office:value="42.056866" calcext:value-type="float">
            <text:p>42.056866</text:p>
          </table:table-cell>
          <table:table-cell office:value-type="float" office:value="39.481857" calcext:value-type="float">
            <text:p>39.481857</text:p>
          </table:table-cell>
          <table:table-cell office:value-type="float" office:value="37.043499" calcext:value-type="float">
            <text:p>37.043499</text:p>
          </table:table-cell>
          <table:table-cell office:value-type="float" office:value="39.698021" calcext:value-type="float">
            <text:p>39.698021</text:p>
          </table:table-cell>
          <table:table-cell office:value-type="float" office:value="36.274136" calcext:value-type="float">
            <text:p>36.274136</text:p>
          </table:table-cell>
          <table:table-cell office:value-type="float" office:value="49.893642" calcext:value-type="float">
            <text:p>49.893642</text:p>
          </table:table-cell>
          <table:table-cell office:value-type="float" office:value="45.907177" calcext:value-type="float">
            <text:p>45.907177</text:p>
          </table:table-cell>
          <table:table-cell office:value-type="float" office:value="46.225224" calcext:value-type="float">
            <text:p>46.225224</text:p>
          </table:table-cell>
          <table:table-cell office:value-type="float" office:value="45.51923" calcext:value-type="float">
            <text:p>45.51923</text:p>
          </table:table-cell>
          <table:table-cell office:value-type="float" office:value="43.491905" calcext:value-type="float">
            <text:p>43.491905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office:value-type="float" office:value="53.846027" calcext:value-type="float">
            <text:p>53.846027</text:p>
          </table:table-cell>
          <table:table-cell office:value-type="float" office:value="42.068775" calcext:value-type="float">
            <text:p>42.068775</text:p>
          </table:table-cell>
          <table:table-cell office:value-type="float" office:value="39.501282" calcext:value-type="float">
            <text:p>39.501282</text:p>
          </table:table-cell>
          <table:table-cell office:value-type="float" office:value="36.597462" calcext:value-type="float">
            <text:p>36.597462</text:p>
          </table:table-cell>
          <table:table-cell office:value-type="float" office:value="39.623093" calcext:value-type="float">
            <text:p>39.623093</text:p>
          </table:table-cell>
          <table:table-cell office:value-type="float" office:value="36.208023" calcext:value-type="float">
            <text:p>36.208023</text:p>
          </table:table-cell>
          <table:table-cell office:value-type="float" office:value="50.890842" calcext:value-type="float">
            <text:p>50.890842</text:p>
          </table:table-cell>
          <table:table-cell office:value-type="float" office:value="46.486095" calcext:value-type="float">
            <text:p>46.486095</text:p>
          </table:table-cell>
          <table:table-cell office:value-type="float" office:value="46.40419" calcext:value-type="float">
            <text:p>46.40419</text:p>
          </table:table-cell>
          <table:table-cell office:value-type="float" office:value="45.669655" calcext:value-type="float">
            <text:p>45.669655</text:p>
          </table:table-cell>
          <table:table-cell office:value-type="float" office:value="43.519547" calcext:value-type="float">
            <text:p>43.519547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office:value-type="float" office:value="48.554394" calcext:value-type="float">
            <text:p>48.554394</text:p>
          </table:table-cell>
          <table:table-cell office:value-type="float" office:value="36.323792" calcext:value-type="float">
            <text:p>36.323792</text:p>
          </table:table-cell>
          <table:table-cell office:value-type="float" office:value="34.827381" calcext:value-type="float">
            <text:p>34.827381</text:p>
          </table:table-cell>
          <table:table-cell office:value-type="float" office:value="32.544823" calcext:value-type="float">
            <text:p>32.544823</text:p>
          </table:table-cell>
          <table:table-cell office:value-type="float" office:value="34.643406" calcext:value-type="float">
            <text:p>34.643406</text:p>
          </table:table-cell>
          <table:table-cell office:value-type="float" office:value="32.507935" calcext:value-type="float">
            <text:p>32.507935</text:p>
          </table:table-cell>
          <table:table-cell office:value-type="float" office:value="41.519485" calcext:value-type="float">
            <text:p>41.519485</text:p>
          </table:table-cell>
          <table:table-cell office:value-type="float" office:value="40.008717" calcext:value-type="float">
            <text:p>40.008717</text:p>
          </table:table-cell>
          <table:table-cell office:value-type="float" office:value="37.619175" calcext:value-type="float">
            <text:p>37.619175</text:p>
          </table:table-cell>
          <table:table-cell office:value-type="float" office:value="36.867416" calcext:value-type="float">
            <text:p>36.867416</text:p>
          </table:table-cell>
          <table:table-cell office:value-type="float" office:value="37.235912" calcext:value-type="float">
            <text:p>37.235912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office:value-type="float" office:value="43.230629" calcext:value-type="float">
            <text:p>43.230629</text:p>
          </table:table-cell>
          <table:table-cell office:value-type="float" office:value="30.522209" calcext:value-type="float">
            <text:p>30.522209</text:p>
          </table:table-cell>
          <table:table-cell office:value-type="float" office:value="30.22838" calcext:value-type="float">
            <text:p>30.22838</text:p>
          </table:table-cell>
          <table:table-cell office:value-type="float" office:value="28.322115" calcext:value-type="float">
            <text:p>28.322115</text:p>
          </table:table-cell>
          <table:table-cell office:value-type="float" office:value="29.739841" calcext:value-type="float">
            <text:p>29.739841</text:p>
          </table:table-cell>
          <table:table-cell office:value-type="float" office:value="28.914167" calcext:value-type="float">
            <text:p>28.914167</text:p>
          </table:table-cell>
          <table:table-cell office:value-type="float" office:value="32.296467" calcext:value-type="float">
            <text:p>32.296467</text:p>
          </table:table-cell>
          <table:table-cell office:value-type="float" office:value="33.713284" calcext:value-type="float">
            <text:p>33.713284</text:p>
          </table:table-cell>
          <table:table-cell office:value-type="float" office:value="28.713694" calcext:value-type="float">
            <text:p>28.713694</text:p>
          </table:table-cell>
          <table:table-cell office:value-type="float" office:value="28.015587" calcext:value-type="float">
            <text:p>28.015587</text:p>
          </table:table-cell>
          <table:table-cell office:value-type="float" office:value="30.943897" calcext:value-type="float">
            <text:p>30.943897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office:value-type="float" office:value="42.494862" calcext:value-type="float">
            <text:p>42.494862</text:p>
          </table:table-cell>
          <table:table-cell office:value-type="float" office:value="30.48192" calcext:value-type="float">
            <text:p>30.48192</text:p>
          </table:table-cell>
          <table:table-cell office:value-type="float" office:value="30.412613" calcext:value-type="float">
            <text:p>30.412613</text:p>
          </table:table-cell>
          <table:table-cell office:value-type="float" office:value="28.242382" calcext:value-type="float">
            <text:p>28.242382</text:p>
          </table:table-cell>
          <table:table-cell office:value-type="float" office:value="29.656685" calcext:value-type="float">
            <text:p>29.656685</text:p>
          </table:table-cell>
          <table:table-cell office:value-type="float" office:value="29.20039" calcext:value-type="float">
            <text:p>29.20039</text:p>
          </table:table-cell>
          <table:table-cell office:value-type="float" office:value="33.620514" calcext:value-type="float">
            <text:p>33.620514</text:p>
          </table:table-cell>
          <table:table-cell office:value-type="float" office:value="34.193073" calcext:value-type="float">
            <text:p>34.193073</text:p>
          </table:table-cell>
          <table:table-cell office:value-type="float" office:value="28.467056" calcext:value-type="float">
            <text:p>28.467056</text:p>
          </table:table-cell>
          <table:table-cell office:value-type="float" office:value="27.949656" calcext:value-type="float">
            <text:p>27.949656</text:p>
          </table:table-cell>
          <table:table-cell office:value-type="float" office:value="30.741924" calcext:value-type="float">
            <text:p>30.741924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office:value-type="float" office:value="45.177284" calcext:value-type="float">
            <text:p>45.177284</text:p>
          </table:table-cell>
          <table:table-cell office:value-type="float" office:value="32.606514" calcext:value-type="float">
            <text:p>32.606514</text:p>
          </table:table-cell>
          <table:table-cell office:value-type="float" office:value="32.679554" calcext:value-type="float">
            <text:p>32.679554</text:p>
          </table:table-cell>
          <table:table-cell office:value-type="float" office:value="30.300974" calcext:value-type="float">
            <text:p>30.300974</text:p>
          </table:table-cell>
          <table:table-cell office:value-type="float" office:value="31.760553" calcext:value-type="float">
            <text:p>31.760553</text:p>
          </table:table-cell>
          <table:table-cell office:value-type="float" office:value="31.479168" calcext:value-type="float">
            <text:p>31.479168</text:p>
          </table:table-cell>
          <table:table-cell office:value-type="float" office:value="37.912582" calcext:value-type="float">
            <text:p>37.912582</text:p>
          </table:table-cell>
          <table:table-cell office:value-type="float" office:value="36.402611" calcext:value-type="float">
            <text:p>36.402611</text:p>
          </table:table-cell>
          <table:table-cell office:value-type="float" office:value="30.939953" calcext:value-type="float">
            <text:p>30.939953</text:p>
          </table:table-cell>
          <table:table-cell office:value-type="float" office:value="30.933701" calcext:value-type="float">
            <text:p>30.933701</text:p>
          </table:table-cell>
          <table:table-cell office:value-type="float" office:value="32.781528" calcext:value-type="float">
            <text:p>32.781528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45.385971" calcext:value-type="float">
            <text:p>145.385971</text:p>
          </table:table-cell>
        </table:table-row>
        <table:table-row table:style-name="ro1">
          <table:table-cell office:value-type="time" office:time-value="PT23H00M00S" calcext:value-type="time">
            <text:p>23:00:00</text:p>
          </table:table-cell>
          <table:table-cell office:value-type="float" office:value="49.507515" calcext:value-type="float">
            <text:p>49.507515</text:p>
          </table:table-cell>
          <table:table-cell office:value-type="float" office:value="37.029156" calcext:value-type="float">
            <text:p>37.029156</text:p>
          </table:table-cell>
          <table:table-cell office:value-type="float" office:value="37.039837" calcext:value-type="float">
            <text:p>37.039837</text:p>
          </table:table-cell>
          <table:table-cell office:value-type="float" office:value="34.438004" calcext:value-type="float">
            <text:p>34.438004</text:p>
          </table:table-cell>
          <table:table-cell office:value-type="float" office:value="36.133156" calcext:value-type="float">
            <text:p>36.133156</text:p>
          </table:table-cell>
          <table:table-cell office:value-type="float" office:value="35.760975" calcext:value-type="float">
            <text:p>35.760975</text:p>
          </table:table-cell>
          <table:table-cell office:value-type="float" office:value="46.451302" calcext:value-type="float">
            <text:p>46.451302</text:p>
          </table:table-cell>
          <table:table-cell office:value-type="float" office:value="40.782986" calcext:value-type="float">
            <text:p>40.782986</text:p>
          </table:table-cell>
          <table:table-cell office:value-type="float" office:value="36.464157" calcext:value-type="float">
            <text:p>36.464157</text:p>
          </table:table-cell>
          <table:table-cell office:value-type="float" office:value="37.243042" calcext:value-type="float">
            <text:p>37.243042</text:p>
          </table:table-cell>
          <table:table-cell office:value-type="float" office:value="37.163803" calcext:value-type="float">
            <text:p>37.163803</text:p>
          </table:table-cell>
          <table:table-cell office:value-type="float" office:value="0" calcext:value-type="float">
            <text:p>0</text:p>
          </table:table-cell>
          <table:table-cell office:value-type="float" office:value="30.242241" calcext:value-type="float">
            <text:p>30.242241</text:p>
          </table:table-cell>
          <table:table-cell office:value-type="float" office:value="14.427962" calcext:value-type="float">
            <text:p>14.427962</text:p>
          </table:table-cell>
          <table:table-cell office:value-type="float" office:value="57.058857" calcext:value-type="float">
            <text:p>57.058857</text:p>
          </table:table-cell>
          <table:table-cell office:value-type="float" office:value="79.864227" calcext:value-type="float">
            <text:p>79.864227</text:p>
          </table:table-cell>
          <table:table-cell office:value-type="float" office:value="34.02877" calcext:value-type="float">
            <text:p>34.02877</text:p>
          </table:table-cell>
          <table:table-cell office:value-type="float" office:value="39.462536" calcext:value-type="float">
            <text:p>39.462536</text:p>
          </table:table-cell>
          <table:table-cell office:value-type="float" office:value="11.546321" calcext:value-type="float">
            <text:p>11.546321</text:p>
          </table:table-cell>
          <table:table-cell office:value-type="float" office:value="14.409894" calcext:value-type="float">
            <text:p>14.409894</text:p>
          </table:table-cell>
          <table:table-cell office:value-type="float" office:value="37.534184" calcext:value-type="float">
            <text:p>37.534184</text:p>
          </table:table-cell>
          <table:table-cell office:value-type="float" office:value="19.503977" calcext:value-type="float">
            <text:p>19.503977</text:p>
          </table:table-cell>
          <table:table-cell office:value-type="float" office:value="110.773888" calcext:value-type="float">
            <text:p>110.773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5:23:02.089869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5:23:03.848627621</meta:creation-date>
    <meta:editing-duration>PT4M22S</meta:editing-duration>
    <meta:editing-cycles>5</meta:editing-cycles>
    <meta:generator>LibreOffice/4.2.8.2$Linux_X86_64 LibreOffice_project/420m0$Build-2</meta:generator>
    <dc:date>2016-09-21T15:28:22.569806931</dc:date>
    <meta:document-statistic meta:table-count="1" meta:cell-count="600" meta:object-count="0"/>
  </office:meta>
</office:document-meta>
</file>